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LRUDehydrationPolicy.compare( ODEProcess p1 , ODEProcess 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LRUDehydrationPolicy.setProcessMaxCount( int processMax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untLRUDehydrationPolicy.markForDehydration( List &lt; ODEProcess &gt; runningProcess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untLRUDehydrationPolicy.setProcessMaxAge( long processMax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